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Verdana, Lucida, Helvetica, Arial, sans-serif"/>
    <style:font-face style:name="Mangal1" svg:font-family="Mangal"/>
    <style:font-face style:name="OpenSymbol" svg:font-family="OpenSymbol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style:text-autospace="none"/>
      <style:text-properties fo:color="#000000" style:font-name="Calibri1" fo:font-size="12pt" style:font-name-asian="Calibri" style:font-size-asian="12pt" style:font-name-complex="Calibri" style:font-size-complex="12pt"/>
    </style:style>
    <style:style style:name="P2" style:family="paragraph" style:parent-style-name="Standard">
      <style:paragraph-properties fo:line-height="100%"/>
      <style:text-properties style:font-name="Calibri1"/>
    </style:style>
    <style:style style:name="P3" style:family="paragraph" style:parent-style-name="Standard">
      <style:paragraph-properties fo:line-height="100%"/>
      <style:text-properties style:font-name="Calibri1" fo:font-weight="bold" style:font-weight-asian="bold" style:font-weight-complex="bold"/>
    </style:style>
    <style:style style:name="P4" style:family="paragraph" style:parent-style-name="Text_20_body">
      <style:paragraph-properties fo:line-height="100%"/>
      <style:text-properties fo:font-variant="normal" fo:text-transform="none" fo:color="#000000" style:text-line-through-style="none" style:font-name="Calibri1" fo:font-size="14pt" fo:letter-spacing="normal" fo:font-style="normal" style:text-underline-style="none" fo:font-weight="bold" style:text-blinking="false" style:font-size-asian="14pt" style:font-size-complex="14pt"/>
    </style:style>
    <style:style style:name="P5" style:family="paragraph" style:parent-style-name="Text_20_body">
      <style:paragraph-properties fo:line-height="100%"/>
      <style:text-properties fo:font-variant="normal" fo:text-transform="none" fo:color="#000000" style:text-line-through-style="none" style:font-name="Calibri1" fo:font-size="12pt" fo:letter-spacing="normal" fo:font-style="normal" style:text-underline-style="none" fo:font-weight="bold" style:text-blinking="false" style:font-size-asian="10.5pt" style:font-weight-asian="bold" style:font-size-complex="12pt" style:font-weight-complex="bold"/>
    </style:style>
    <style:style style:name="P6" style:family="paragraph" style:parent-style-name="Heading_20_1">
      <style:paragraph-properties fo:line-height="100%"/>
      <style:text-properties fo:font-variant="normal" fo:text-transform="none" fo:color="#000000" style:text-line-through-style="none" style:font-name="Calibri1" fo:font-size="14pt" fo:letter-spacing="normal" fo:font-style="normal" style:text-underline-style="none" fo:font-weight="bold" style:text-blinking="false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bookmark text:name="it1901_-_informatikk_prosjektarbeid_i_h-2011"/>IT1901 - Informatikk prosjektarbeid I H-2011</text:h>
      <text:p text:style-name="P4"/>
      <text:p text:style-name="P5">Møtereferat</text:p>
      <text:p text:style-name="P5"/>
      <text:p text:style-name="P5">Møtetid: <text:span text:style-name="T1">20.10.2011, kl: 14:00</text:span></text:p>
      <text:p text:style-name="P5">Oppmøte: <text:span text:style-name="T1">Alf, Christian, Magnus, Martin, Robin, Tomas</text:span></text:p>
      <text:p text:style-name="P5"/>
      <text:p text:style-name="P5">Agenda:</text:p>
      <text:list xml:id="list41511937" text:style-name="L1">
        <text:list-item>
          <text:list>
            <text:list-item>
              <text:p text:style-name="P1">Koble GUI med databasen.</text:p>
            </text:list-item>
            <text:list-item>
              <text:p text:style-name="P1">Gå igjennom presentasjonen for de som ikke var der.</text:p>
            </text:list-item>
          </text:list>
        </text:list-item>
      </text:list>
      <text:p text:style-name="P5"/>
      <text:p text:style-name="P5">Oppsummering:</text:p>
      <text:p text:style-name="P2"><text:tab/>Vi går kjapt igjennom presentasjonen vi hadde forrige uke og møte vi hadde med studass. Vi bestemmer oss for at vi må skjerpe oss hvis vi skal bli ferdig i tide til innleveringfristen neste måned. Robin og Magnus jobber videre med GUI.</text:p>
      <text:p text:style-name="P2"/>
      <text:p text:style-name="P3">Til neste gang:</text:p>
      <text:p text:style-name="P3"><text:tab/><text:span text:style-name="T1">- Koble GUI med databasen, viktig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Grande" svg:font-family="'Lucida Grande', Verdana, Lucida, Helvetica, Arial, sans-serif"/>
    <style:font-face style:name="Mangal1" svg:font-family="Mangal"/>
    <style:font-face style:name="OpenSymbol" svg:font-family="OpenSymbol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1T18:07:16.37</meta:creation-date>
    <dc:date>2011-11-21T22:28:43.96</dc:date>
    <meta:editing-duration>PT2H23M33S</meta:editing-duration>
    <meta:editing-cycles>11</meta:editing-cycles>
    <meta:generator>LibreOffice/3.4$Win32 LibreOffice_project/340m1$Build-402</meta:generator>
    <meta:document-statistic meta:table-count="0" meta:image-count="0" meta:object-count="0" meta:page-count="1" meta:paragraph-count="11" meta:word-count="86" meta:character-count="521" meta:non-whitespace-character-count="446"/>
  </office:meta>
</office:document-meta>
</file>